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cifications" style:family="table">
      <style:table-properties style:width="6.925in" table:align="margins"/>
    </style:style>
    <style:style style:name="specifications.A" style:family="table-column">
      <style:table-column-properties style:column-width="2.3083in" style:rel-column-width="21845*"/>
    </style:style>
    <style:style style:name="specifications.B" style:family="table-column">
      <style:table-column-properties style:column-width="2.3083in" style:rel-column-width="21844*"/>
    </style:style>
    <style:style style:name="specifications.C" style:family="table-column">
      <style:table-column-properties style:column-width="2.3083in" style:rel-column-width="21846*"/>
    </style:style>
    <style:style style:name="specifications.A1" style:family="table-cell">
      <style:table-cell-properties fo:padding="0.0382in" fo:border-left="0.05pt solid #000000" fo:border-right="none" fo:border-top="0.05pt solid #000000" fo:border-bottom="0.05pt solid #000000"/>
    </style:style>
    <style:style style:name="specifications.C1" style:family="table-cell">
      <style:table-cell-properties fo:padding="0.0382in" fo:border="0.05pt solid #000000"/>
    </style:style>
    <style:style style:name="specifications.A2" style:family="table-cell">
      <style:table-cell-properties fo:padding="0.0382in" fo:border-left="0.05pt solid #000000" fo:border-right="none" fo:border-top="none" fo:border-bottom="0.05pt solid #000000"/>
    </style:style>
    <style:style style:name="specifications.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Header">
      <style:text-properties style:font-name="Times New Roman1"/>
    </style:style>
    <style:style style:name="P2" style:family="paragraph" style:parent-style-name="Footer">
      <style:paragraph-properties fo:text-align="center" style:justify-single-word="false"/>
      <style:text-properties style:font-name="Times New Roman1"/>
    </style:style>
    <style:style style:name="P3" style:family="paragraph" style:parent-style-name="Standard">
      <style:text-properties style:font-name="Times New Roman1" officeooo:rsid="001d37bf" officeooo:paragraph-rsid="001d37bf"/>
    </style:style>
    <style:style style:name="P4" style:family="paragraph" style:parent-style-name="Standard">
      <style:text-properties style:font-name="Times New Roman1" fo:font-weight="bold" officeooo:rsid="001d37bf" officeooo:paragraph-rsid="001d37bf" style:font-weight-asian="bold" style:font-weight-complex="bold"/>
    </style:style>
    <style:style style:name="P5" style:family="paragraph" style:parent-style-name="Standard">
      <style:text-properties style:font-name="Times New Roman1" officeooo:rsid="001e2a00" officeooo:paragraph-rsid="001e2a00"/>
    </style:style>
    <style:style style:name="P6" style:family="paragraph" style:parent-style-name="Text_20_body">
      <style:paragraph-properties fo:text-align="center" style:justify-single-word="false"/>
      <style:text-properties officeooo:rsid="001e2a00" officeooo:paragraph-rsid="001e2a00"/>
    </style:style>
    <style:style style:name="P7" style:family="paragraph" style:parent-style-name="Text_20_body">
      <style:text-properties officeooo:rsid="001ebb65" officeooo:paragraph-rsid="001ebb65"/>
    </style:style>
    <style:style style:name="P8" style:family="paragraph" style:parent-style-name="Text_20_body">
      <style:text-properties officeooo:rsid="0021709a" officeooo:paragraph-rsid="0021709a"/>
    </style:style>
    <style:style style:name="P9" style:family="paragraph" style:parent-style-name="Text_20_body">
      <style:text-properties officeooo:rsid="0021709a" officeooo:paragraph-rsid="003d9db6"/>
    </style:style>
    <style:style style:name="P10" style:family="paragraph" style:parent-style-name="Text_20_body">
      <style:text-properties officeooo:rsid="0021709a" officeooo:paragraph-rsid="0026f591"/>
    </style:style>
    <style:style style:name="P11" style:family="paragraph" style:parent-style-name="Text_20_body">
      <style:text-properties officeooo:rsid="0021709a" officeooo:paragraph-rsid="004ddc61"/>
    </style:style>
    <style:style style:name="P12" style:family="paragraph" style:parent-style-name="Text_20_body">
      <style:text-properties officeooo:rsid="0029d282" officeooo:paragraph-rsid="0029d282"/>
    </style:style>
    <style:style style:name="P13" style:family="paragraph" style:parent-style-name="Text_20_body">
      <style:text-properties fo:font-weight="normal" officeooo:rsid="0029d282" officeooo:paragraph-rsid="0029d282" style:font-weight-asian="normal" style:font-weight-complex="normal"/>
    </style:style>
    <style:style style:name="P14" style:family="paragraph" style:parent-style-name="Table_20_Contents">
      <style:text-properties style:font-name="Times New Roman" officeooo:rsid="00210b00" officeooo:paragraph-rsid="00210b00" style:font-size-asian="10.5pt"/>
    </style:style>
    <style:style style:name="P15" style:family="paragraph" style:parent-style-name="Table_20_Contents">
      <style:text-properties style:font-name="Times New Roman" officeooo:rsid="003fd7dc" officeooo:paragraph-rsid="003fd7dc" style:font-size-asian="10.5pt"/>
    </style:style>
    <style:style style:name="P16" style:family="paragraph" style:parent-style-name="Table_20_Contents">
      <style:text-properties style:font-name="Times New Roman" officeooo:rsid="003fd7dc" officeooo:paragraph-rsid="003fed81" style:font-size-asian="10.5pt"/>
    </style:style>
    <style:style style:name="P17" style:family="paragraph" style:parent-style-name="Table_20_Contents">
      <style:text-properties style:font-name="Times New Roman" officeooo:rsid="0043d357" officeooo:paragraph-rsid="0043d357" style:font-size-asian="10.5pt"/>
    </style:style>
    <style:style style:name="P18" style:family="paragraph" style:parent-style-name="Table_20_Contents">
      <style:paragraph-properties fo:text-align="center" style:justify-single-word="false"/>
      <style:text-properties style:font-name="Times New Roman" officeooo:rsid="0043d357" officeooo:paragraph-rsid="0043d357" style:font-size-asian="10.5pt"/>
    </style:style>
    <style:style style:name="P19" style:family="paragraph" style:parent-style-name="Table_20_Contents">
      <style:text-properties style:font-name="Times New Roman" officeooo:rsid="00442672" officeooo:paragraph-rsid="00442672" style:font-size-asian="10.5pt"/>
    </style:style>
    <style:style style:name="P20" style:family="paragraph" style:parent-style-name="Table_20_Contents">
      <style:paragraph-properties fo:text-align="center" style:justify-single-word="false"/>
      <style:text-properties style:font-name="Times New Roman" officeooo:rsid="00442672" officeooo:paragraph-rsid="00442672" style:font-size-asian="10.5pt"/>
    </style:style>
    <style:style style:name="P21" style:family="paragraph" style:parent-style-name="Table_20_Contents">
      <style:text-properties style:font-name="Times New Roman" officeooo:rsid="004517bc" officeooo:paragraph-rsid="004517bc" style:font-size-asian="10.5pt"/>
    </style:style>
    <style:style style:name="P22" style:family="paragraph" style:parent-style-name="Table_20_Contents">
      <style:paragraph-properties fo:text-align="center" style:justify-single-word="false"/>
      <style:text-properties style:font-name="Times New Roman" officeooo:rsid="004517bc" officeooo:paragraph-rsid="004517bc" style:font-size-asian="10.5pt"/>
    </style:style>
    <style:style style:name="P23" style:family="paragraph" style:parent-style-name="Table_20_Contents">
      <style:text-properties style:font-name="Times New Roman" officeooo:rsid="004a912e" officeooo:paragraph-rsid="00210b00" style:font-size-asian="10.5pt"/>
    </style:style>
    <style:style style:name="P24" style:family="paragraph" style:parent-style-name="Text_20_body">
      <style:text-properties officeooo:rsid="004cac1a" officeooo:paragraph-rsid="004ddc61"/>
    </style:style>
    <style:style style:name="P25" style:family="paragraph" style:parent-style-name="Text_20_body">
      <style:text-properties officeooo:rsid="0053e9a4" officeooo:paragraph-rsid="0053e9a4"/>
    </style:style>
    <style:style style:name="P26" style:family="paragraph" style:parent-style-name="Heading_20_1">
      <style:paragraph-properties fo:break-before="page"/>
    </style:style>
    <style:style style:name="P27" style:family="paragraph" style:parent-style-name="Heading_20_1">
      <style:paragraph-properties fo:text-align="center" style:justify-single-word="false" fo:break-before="page"/>
      <style:text-properties style:font-name="Times New Roman1"/>
    </style:style>
    <style:style style:name="P28" style:family="paragraph" style:parent-style-name="Heading_20_1">
      <style:paragraph-properties fo:break-before="page"/>
      <style:text-properties officeooo:rsid="005a0bd6" officeooo:paragraph-rsid="005a0bd6"/>
    </style:style>
    <style:style style:name="P29" style:family="paragraph" style:parent-style-name="Standard" style:master-page-name="First_20_Page">
      <style:paragraph-properties style:page-number="auto"/>
      <style:text-properties style:font-name="Times New Roman1" officeooo:rsid="001d37bf" officeooo:paragraph-rsid="001d37bf"/>
    </style:style>
    <style:style style:name="P30" style:family="paragraph" style:parent-style-name="Standard" style:master-page-name="Standard">
      <style:paragraph-properties style:page-number="1" fo:break-before="page"/>
      <style:text-properties style:font-name="Times New Roman1" officeooo:rsid="001d37bf" officeooo:paragraph-rsid="001d37bf"/>
    </style:style>
    <style:style style:name="P31" style:family="paragraph" style:parent-style-name="Heading_20_2">
      <style:text-properties officeooo:rsid="005a0bd6" officeooo:paragraph-rsid="005a0bd6"/>
    </style:style>
    <style:style style:name="P32" style:family="paragraph" style:parent-style-name="Heading_20_2">
      <style:paragraph-properties fo:break-before="page"/>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43d357"/>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30d592" style:font-weight-asian="normal" style:font-weight-complex="normal"/>
    </style:style>
    <style:style style:name="T6" style:family="text">
      <style:text-properties officeooo:rsid="0025b90f"/>
    </style:style>
    <style:style style:name="T7" style:family="text">
      <style:text-properties officeooo:rsid="002614a1"/>
    </style:style>
    <style:style style:name="T8" style:family="text">
      <style:text-properties officeooo:rsid="00280030"/>
    </style:style>
    <style:style style:name="T9" style:family="text">
      <style:text-properties officeooo:rsid="002b36f9"/>
    </style:style>
    <style:style style:name="T10" style:family="text">
      <style:text-properties officeooo:rsid="002cd013"/>
    </style:style>
    <style:style style:name="T11" style:family="text">
      <style:text-properties officeooo:rsid="002f210e"/>
    </style:style>
    <style:style style:name="T12" style:family="text">
      <style:text-properties officeooo:rsid="0030d592"/>
    </style:style>
    <style:style style:name="T13" style:family="text">
      <style:text-properties fo:font-weight="bold" officeooo:rsid="0030d592" style:font-weight-asian="bold" style:font-weight-complex="bold"/>
    </style:style>
    <style:style style:name="T14" style:family="text">
      <style:text-properties fo:font-weight="bold" officeooo:rsid="002f210e" style:font-weight-asian="bold" style:font-weight-complex="bold"/>
    </style:style>
    <style:style style:name="T15" style:family="text">
      <style:text-properties fo:text-shadow="none" fo:font-weight="bold" style:font-weight-asian="bold" style:font-weight-complex="bold"/>
    </style:style>
    <style:style style:name="T16" style:family="text">
      <style:text-properties fo:text-shadow="none" fo:font-weight="bold" officeooo:rsid="0030d592" style:font-weight-asian="bold" style:font-weight-complex="bold"/>
    </style:style>
    <style:style style:name="T17" style:family="text">
      <style:text-properties officeooo:rsid="00338efa"/>
    </style:style>
    <style:style style:name="T18" style:family="text">
      <style:text-properties officeooo:rsid="0035f6da"/>
    </style:style>
    <style:style style:name="T19" style:family="text">
      <style:text-properties officeooo:rsid="0038e248"/>
    </style:style>
    <style:style style:name="T20" style:family="text">
      <style:text-properties officeooo:rsid="003d9db6"/>
    </style:style>
    <style:style style:name="T21" style:family="text">
      <style:text-properties officeooo:rsid="003eb956"/>
    </style:style>
    <style:style style:name="T22" style:family="text">
      <style:text-properties officeooo:rsid="003fed81"/>
    </style:style>
    <style:style style:name="T23" style:family="text">
      <style:text-properties officeooo:rsid="0048a951"/>
    </style:style>
    <style:style style:name="T24" style:family="text">
      <style:text-properties officeooo:rsid="004cac1a"/>
    </style:style>
    <style:style style:name="T25" style:family="text">
      <style:text-properties officeooo:rsid="00521ac3"/>
    </style:style>
    <style:style style:name="T26" style:family="text">
      <style:text-properties officeooo:rsid="00546d9b"/>
    </style:style>
    <style:style style:name="T27" style:family="text">
      <style:text-properties officeooo:rsid="00550377"/>
    </style:style>
    <style:style style:name="T28" style:family="text">
      <style:text-properties officeooo:rsid="00568b5a"/>
    </style:style>
    <style:style style:name="T29" style:family="text">
      <style:text-properties officeooo:rsid="00573a0b"/>
    </style:style>
    <style:style style:name="T30" style:family="text">
      <style:text-properties officeooo:rsid="005ba784"/>
    </style:style>
    <style:style style:name="T31" style:family="text">
      <style:text-properties officeooo:rsid="005cfc0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hase Arnold</text:p>
      <text:p text:style-name="P4"><text:reference-mark-start text:name="Title"/>P<text:span text:style-name="T6">yTD</text:span><text:reference-mark-end text:name="Title"/><text:span text:style-name="T4"> (Working Title)</text:span></text:p>
      <text:p text:style-name="P3">Game 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hase Arnold</text:p>
      <text:p text:style-name="P3">Date: (11/19/2015)</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226_1358341766" text:style-name="Index_20_Link" text:visited-style-name="Index_20_Link">PyTD<text:tab/>2</text:a></text:p>
          <text:p text:style-name="P34"><text:a xlink:type="simple" xlink:href="#__RefHeading___Toc236_1358341766" text:style-name="Index_20_Link" text:visited-style-name="Index_20_Link">Technical<text:tab/>3</text:a></text:p>
          <text:p text:style-name="P35"><text:a xlink:type="simple" xlink:href="#__RefHeading___Toc842_1115031841" text:style-name="Index_20_Link" text:visited-style-name="Index_20_Link">Hardware<text:tab/>3</text:a></text:p>
          <text:p text:style-name="P33"><text:a xlink:type="simple" xlink:href="#__RefHeading___Toc238_1358341766" text:style-name="Index_20_Link" text:visited-style-name="Index_20_Link">Input<text:tab/>3</text:a></text:p>
          <text:p text:style-name="P33"><text:a xlink:type="simple" xlink:href="#__RefHeading___Toc240_1358341766" text:style-name="Index_20_Link" text:visited-style-name="Index_20_Link">Output<text:tab/>3</text:a></text:p>
          <text:p text:style-name="P33"><text:a xlink:type="simple" xlink:href="#__RefHeading___Toc494_1926722121" text:style-name="Index_20_Link" text:visited-style-name="Index_20_Link">Specifications<text:tab/>3</text:a></text:p>
          <text:p text:style-name="P35"><text:a xlink:type="simple" xlink:href="#__RefHeading___Toc242_1358341766" text:style-name="Index_20_Link" text:visited-style-name="Index_20_Link">Software<text:tab/>4</text:a></text:p>
          <text:p text:style-name="P33"><text:a xlink:type="simple" xlink:href="#__RefHeading___Toc244_1358341766" text:style-name="Index_20_Link" text:visited-style-name="Index_20_Link">Language<text:tab/>4</text:a></text:p>
          <text:p text:style-name="P33"><text:a xlink:type="simple" xlink:href="#__RefHeading___Toc246_1358341766" text:style-name="Index_20_Link" text:visited-style-name="Index_20_Link">Dependencies<text:tab/>4</text:a></text:p>
          <text:p text:style-name="P34"><text:a xlink:type="simple" xlink:href="#__RefHeading___Toc272_1358341766" text:style-name="Index_20_Link" text:visited-style-name="Index_20_Link">Game Overview<text:tab/>5</text:a></text:p>
          <text:p text:style-name="P35"><text:a xlink:type="simple" xlink:href="#__RefHeading___Toc274_1358341766" text:style-name="Index_20_Link" text:visited-style-name="Index_20_Link">Game Concept<text:tab/>5</text:a></text:p>
          <text:p text:style-name="P35"><text:a xlink:type="simple" xlink:href="#__RefHeading___Toc506_756221402" text:style-name="Index_20_Link" text:visited-style-name="Index_20_Link">Genre<text:tab/>6</text:a></text:p>
          <text:p text:style-name="P35"><text:a xlink:type="simple" xlink:href="#__RefHeading___Toc508_756221402" text:style-name="Index_20_Link" text:visited-style-name="Index_20_Link">Target Audience<text:tab/>6</text:a></text:p>
          <text:p text:style-name="P35"><text:a xlink:type="simple" xlink:href="#__RefHeading___Toc594_756221402" text:style-name="Index_20_Link" text:visited-style-name="Index_20_Link">Game Flow Summary<text:tab/>6</text:a></text:p>
          <text:p text:style-name="P35"><text:a xlink:type="simple" xlink:href="#__RefHeading___Toc596_756221402" text:style-name="Index_20_Link" text:visited-style-name="Index_20_Link">Look &amp; Feel<text:tab/>6</text:a></text:p>
          <text:p text:style-name="P34"><text:a xlink:type="simple" xlink:href="#__RefHeading___Toc686_1063451293" text:style-name="Index_20_Link" text:visited-style-name="Index_20_Link">Gameplay and Mechanics<text:tab/>7</text:a></text:p>
          <text:p text:style-name="P35"><text:a xlink:type="simple" xlink:href="#__RefHeading___Toc688_1063451293" text:style-name="Index_20_Link" text:visited-style-name="Index_20_Link">Gameplay<text:tab/>7</text:a></text:p>
          <text:p text:style-name="P33"><text:a xlink:type="simple" xlink:href="#__RefHeading___Toc690_1063451293" text:style-name="Index_20_Link" text:visited-style-name="Index_20_Link">Game Progression<text:tab/>7</text:a></text:p>
          <text:p text:style-name="P33"><text:a xlink:type="simple" xlink:href="#__RefHeading___Toc692_1063451293" text:style-name="Index_20_Link" text:visited-style-name="Index_20_Link">Level Structure<text:tab/>7</text:a></text:p>
          <text:p text:style-name="P33"><text:a xlink:type="simple" xlink:href="#__RefHeading___Toc496_1926722121" text:style-name="Index_20_Link" text:visited-style-name="Index_20_Link">Objective<text:tab/>7</text:a></text:p>
          <text:p text:style-name="P33"><text:a xlink:type="simple" xlink:href="#__RefHeading___Toc762_1115031841" text:style-name="Index_20_Link" text:visited-style-name="Index_20_Link">Play Flow<text:tab/>7</text:a></text:p>
          <text:p text:style-name="P34"><text:a xlink:type="simple" xlink:href="#__RefHeading___Toc820_1115031841" text:style-name="Index_20_Link" text:visited-style-name="Index_20_Link">Artificial Intelligence<text:tab/>9</text:a></text:p>
          <text:p text:style-name="P35"><text:a xlink:type="simple" xlink:href="#__RefHeading___Toc822_1115031841" text:style-name="Index_20_Link" text:visited-style-name="Index_20_Link">Enemy AI<text:tab/>9</text:a></text:p>
          <text:p text:style-name="P35"><text:a xlink:type="simple" xlink:href="#__RefHeading___Toc916_1115031841" text:style-name="Index_20_Link" text:visited-style-name="Index_20_Link">Townsfolk AI<text:tab/>9</text:a></text:p>
        </text:index-body>
      </text:table-of-content>
      <text:p text:style-name="P5"/>
      <text:h text:style-name="P27" text:outline-level="1"><text:bookmark-start text:name="__RefHeading___Toc226_1358341766"/><text:reference-ref text:reference-format="text" text:ref-name="Title">PyTD</text:reference-ref><text:bookmark-end text:name="__RefHeading___Toc226_1358341766"/></text:h>
      <text:p text:style-name="P6"><text:span text:style-name="T2">A </text:span><text:span text:style-name="T3">unique</text:span><text:span text:style-name="T2"> Tower Defense game.</text:span></text:p>
      <text:h text:style-name="P28" text:outline-level="1"><text:bookmark-start text:name="__RefHeading___Toc236_1358341766"/>Technical<text:bookmark-end text:name="__RefHeading___Toc236_1358341766"/></text:h>
      <text:p text:style-name="Horizontal_20_Line"/>
      <text:h text:style-name="P31" text:outline-level="2"><text:bookmark-start text:name="__RefHeading___Toc842_1115031841"/>Hardware<text:bookmark-end text:name="__RefHeading___Toc842_1115031841"/></text:h>
      <text:h text:style-name="Heading_20_3" text:outline-level="3"><text:bookmark-start text:name="__RefHeading___Toc238_1358341766"/>Input<text:bookmark-end text:name="__RefHeading___Toc238_1358341766"/></text:h>
      <text:p text:style-name="P7"><text:tab/>Mouse and keyboard will be the primary and possibly only input. Gamepad support may come in the future, but originally it will not be designed around gamepad's use.</text:p>
      <text:h text:style-name="Heading_20_3" text:outline-level="3"><text:bookmark-start text:name="__RefHeading___Toc240_1358341766"/>Output<text:bookmark-end text:name="__RefHeading___Toc240_1358341766"/></text:h>
      <text:p text:style-name="P7"><text:tab/>This should run on most current distributions of GNU/Linux, Windows, and Mac. Any system that supports Python 2.7 and the required libraries should be able to run the game.</text:p>
      <text:h text:style-name="Heading_20_3" text:outline-level="3"><text:bookmark-start text:name="__RefHeading___Toc494_1926722121"/>Specifications<text:bookmark-end text:name="__RefHeading___Toc494_1926722121"/></text:h>
      <table:table table:name="specifications" table:style-name="specifications">
        <table:table-column table:style-name="specifications.A"/>
        <table:table-column table:style-name="specifications.B"/>
        <table:table-column table:style-name="specifications.C"/>
        <table:table-row>
          <table:table-cell table:style-name="specifications.A1" office:value-type="string">
            <text:p text:style-name="P17"/>
          </table:table-cell>
          <table:table-cell table:style-name="specifications.A1" office:value-type="string">
            <text:p text:style-name="P18">Minimum</text:p>
          </table:table-cell>
          <table:table-cell table:style-name="specifications.C1" office:value-type="string">
            <text:p text:style-name="P18">Recommended</text:p>
          </table:table-cell>
        </table:table-row>
        <table:table-row>
          <table:table-cell table:style-name="specifications.A2" office:value-type="string">
            <text:p text:style-name="P21">Operating System:</text:p>
          </table:table-cell>
          <table:table-cell table:style-name="specifications.B2" table:number-columns-spanned="2" office:value-type="string">
            <text:p text:style-name="P22">Windows; GNU/Linux; Mac</text:p>
          </table:table-cell>
          <table:covered-table-cell/>
        </table:table-row>
        <table:table-row>
          <table:table-cell table:style-name="specifications.A2" office:value-type="string">
            <text:p text:style-name="P17">Resolution:</text:p>
          </table:table-cell>
          <table:table-cell table:style-name="specifications.B2" table:number-columns-spanned="2" office:value-type="string">
            <text:p text:style-name="P18">Any resolution at least 1280 x 720</text:p>
          </table:table-cell>
          <table:covered-table-cell/>
        </table:table-row>
        <table:table-row>
          <table:table-cell table:style-name="specifications.A2" office:value-type="string">
            <text:p text:style-name="P17">Processor:</text:p>
          </table:table-cell>
          <table:table-cell table:style-name="specifications.A2" office:value-type="string">
            <text:p text:style-name="P18">Dual Core</text:p>
          </table:table-cell>
          <table:table-cell table:style-name="specifications.B2" office:value-type="string">
            <text:p text:style-name="P18">Dual Core @ &gt;= 2.00 Ghz</text:p>
          </table:table-cell>
        </table:table-row>
        <table:table-row>
          <table:table-cell table:style-name="specifications.A2" office:value-type="string">
            <text:p text:style-name="P19">Graphics:</text:p>
          </table:table-cell>
          <table:table-cell table:style-name="specifications.A2" office:value-type="string">
            <text:p text:style-name="P20">Integrated</text:p>
          </table:table-cell>
          <table:table-cell table:style-name="specifications.B2" office:value-type="string">
            <text:p text:style-name="P20">Video Card</text:p>
          </table:table-cell>
        </table:table-row>
        <table:table-row>
          <table:table-cell table:style-name="specifications.A2" office:value-type="string">
            <text:p text:style-name="P19">Memory (RAM):</text:p>
          </table:table-cell>
          <table:table-cell table:style-name="specifications.A2" office:value-type="string">
            <text:p text:style-name="P20">1 GB</text:p>
          </table:table-cell>
          <table:table-cell table:style-name="specifications.B2" office:value-type="string">
            <text:p text:style-name="P20">2 GB</text:p>
          </table:table-cell>
        </table:table-row>
      </table:table>
      <text:p text:style-name="Text_20_body"/>
      <text:h text:style-name="P32" text:outline-level="2"><text:bookmark-start text:name="__RefHeading___Toc242_1358341766"/>Software<text:bookmark-end text:name="__RefHeading___Toc242_1358341766"/></text:h>
      <text:h text:style-name="Heading_20_3" text:outline-level="3"><text:bookmark-start text:name="__RefHeading___Toc244_1358341766"/>Language<text:bookmark-end text:name="__RefHeading___Toc244_1358341766"/></text:h>
      <text:p text:style-name="P7"><text:tab/>The game is written for Python 2.7, specifically, 2.7.10. Other sub-versions of 2.7 should work fine though.</text:p>
      <text:h text:style-name="Heading_20_3" text:outline-level="3"><text:bookmark-start text:name="__RefHeading___Toc246_1358341766"/>Dependencies<text:bookmark-end text:name="__RefHeading___Toc246_1358341766"/></text:h>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4">Name:</text:p>
          </table:table-cell>
          <table:table-cell table:style-name="Table1.A1" office:value-type="string">
            <text:p text:style-name="P14">Tested Version:</text:p>
          </table:table-cell>
          <table:table-cell table:style-name="Table1.A1" office:value-type="string">
            <text:p text:style-name="P15">Purpose:</text:p>
          </table:table-cell>
          <table:table-cell table:style-name="Table1.D1" office:value-type="string">
            <text:p text:style-name="P14">To Install:</text:p>
          </table:table-cell>
        </table:table-row>
        <table:table-row>
          <table:table-cell table:style-name="Table1.A2" office:value-type="string">
            <text:p text:style-name="P14">Pygame</text:p>
          </table:table-cell>
          <table:table-cell table:style-name="Table1.A2" office:value-type="string">
            <text:p text:style-name="P14">1.9.1</text:p>
          </table:table-cell>
          <table:table-cell table:style-name="Table1.A2" office:value-type="string">
            <text:p text:style-name="P15">Graphics &amp; Sounds Library</text:p>
          </table:table-cell>
          <table:table-cell table:style-name="Table1.D2" office:value-type="string">
            <text:p text:style-name="P14">http://www.pygame.org/download.shtml</text:p>
          </table:table-cell>
        </table:table-row>
        <table:table-row>
          <table:table-cell table:style-name="Table1.A2" office:value-type="string">
            <text:p text:style-name="P14">PyYAML</text:p>
          </table:table-cell>
          <table:table-cell table:style-name="Table1.A2" office:value-type="string">
            <text:p text:style-name="P14">3.11</text:p>
          </table:table-cell>
          <table:table-cell table:style-name="Table1.A2" office:value-type="string">
            <text:p text:style-name="P16">Human-readable serialization</text:p>
            <text:p text:style-name="P16">(confi<text:span text:style-name="T22">g</text:span> files)</text:p>
          </table:table-cell>
          <table:table-cell table:style-name="Table1.D3" office:value-type="string">
            <text:p text:style-name="P23">$ pip install <text:span text:style-name="T21">P</text:span>yY<text:span text:style-name="T20">AML</text:span></text:p>
          </table:table-cell>
        </table:table-row>
      </table:table>
      <text:p text:style-name="P7"/>
      <text:h text:style-name="P26"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10"><text:tab/><text:reference-ref text:reference-format="text" text:ref-name="Title">PyTD</text:reference-ref> <text:span text:style-name="T8">is a game in which the player defends a town from being razed by various types of enemies. In each map (level) there will be a city, and the player will be in control of its defenses. The player will order structures to be built, and townsfolk will come out from the city's walls to build them. Townsfolk are effectively invincible as enemies won't attack them, the challenge comes out of having enough of them to build the desired defenses and managing them correctly. The townsfolk are also autonomous; If the player had to order them around it would quickly get tedious.</text:span></text:p>
      <text:p text:style-name="P11"><text:tab/><text:span text:style-name="T24">There are various types of building available to the player and some of these have requirements that must be met after being built in order to be functional. Some buildings must be manned by townsfolk, thus reducing the spare amount of townsfolk. Other buildings may require electric power which can be generated in yet another type of building.</text:span></text:p>
      <text:p text:style-name="P24"><text:tab/>When electric power is generated, it transmits wirelessly as wiring everything together would be a waste of the player's time. Some of the buildings that require power will be automatic, and not need to be manned by a villager at all, but all of the generators need to be manned by a villager to offset this. The more expensive generators will be more efficient and produce more electricity per villager than the cheaper models. Buildings that require power can be turned on or off from the UI. If a building is built that would need more power than the system could put out, it will be unable to be turned on, but the player could turn off another building to temporarily allow it's use.</text:p>
      <text:p text:style-name="P8"><text:tab/><text:span text:style-name="T7">Enemies come out of predefined enemy strongholds (caves, camps, off-screen, etc.) and head in the most direct path possible to the city. Different types of enemy will travel different speeds and different paths. If the enemies reach the city, the townsfolk die in some as yet undefined ratio. The game ends when there are not any townsfolk left.</text:span></text:p>
      <text:p text:style-name="P8"><text:tab/><text:span text:style-name="T7">The purpose of building the structures is to repel the enemies until all the waves are over and they stop coming. When enemies die they will drop money and building materials. Nearby villagers will run out to collect these, as they can then be used to build and upgrade city defenses. The game is won if the player can hold off long enough to survive all waves, the score is taken from the remaining townsfolk after this point is reached.</text:span></text:p>
      <text:p text:style-name="P9"><text:tab/><text:span text:style-name="T19">It will be easy to pick up, relatively easy to beat, but hard to get a perfect score.</text:span></text:p>
      <text:p text:style-name="P8"/>
      <text:h text:style-name="Heading_20_2" text:outline-level="2"><text:bookmark-start text:name="__RefHeading___Toc506_756221402"/><text:soft-page-break/>Genre<text:bookmark-end text:name="__RefHeading___Toc506_756221402"/></text:h>
      <text:p text:style-name="P12"><text:tab/><text:reference-ref text:reference-format="text" text:ref-name="Title">PyTD</text:reference-ref> is a <text:span text:style-name="T16">T</text:span><text:span text:style-name="T15">ower-</text:span><text:span text:style-name="T16">D</text:span><text:span text:style-name="T15">efense</text:span> <text:span text:style-name="T10">game</text:span> at heart, <text:span text:style-name="T11">which is itself a child of the </text:span><text:span text:style-name="T14">Strategy</text:span><text:span text:style-name="T11"> category</text:span>. <text:span text:style-name="T9">I</text:span>t <text:span text:style-name="T12">also fits into the </text:span><text:span text:style-name="T13">Casual</text:span><text:span text:style-name="T5"> class of games</text:span><text:span text:style-name="T4">.</text:span></text:p>
      <text:p text:style-name="P13"/>
      <text:h text:style-name="Heading_20_2" text:outline-level="2"><text:bookmark-start text:name="__RefHeading___Toc508_756221402"/>Target Audience<text:bookmark-end text:name="__RefHeading___Toc508_756221402"/></text:h>
      <text:p text:style-name="Text_20_body"><text:tab/><text:span text:style-name="T17">Some cursory research has revealed that management and simulation games are a predominantly female market, but the more action oriented games are predominantly male. Casual games on the other hand tend to be played by people of all ages, but older players in particular are interested in them. Therefore, </text:span><text:span text:style-name="T17"><text:reference-ref text:reference-format="text" text:ref-name="Title">PyTD</text:reference-ref></text:span><text:span text:style-name="T17"> will be aimed at men above the age of 16 (due to blood, etc).</text:span></text:p>
      <text:p text:style-name="Text_20_body"/>
      <text:h text:style-name="Heading_20_2" text:outline-level="2"><text:bookmark-start text:name="__RefHeading___Toc594_756221402"/>Game Flow Summary<text:bookmark-end text:name="__RefHeading___Toc594_756221402"/></text:h>
      <text:p text:style-name="Text_20_body"><text:tab/><text:span text:style-name="T18">The game begins with a short opening animation, after this the start menu is displayed. Once the start menu is passed, the game moves on to the level select screen which shows a map of cities (levels) that the player can chose from. Once a level is selected, it loads and the game proper begins. The player can exit from the game to the level select, start menu, or desktop at any time. When the game ends either from success, or failure, the option will be given to retry the level for a better score or to go back to the level select screen.</text:span></text:p>
      <text:p text:style-name="Text_20_body"/>
      <text:h text:style-name="Heading_20_2" text:outline-level="2"><text:bookmark-start text:name="__RefHeading___Toc596_756221402"/>Look &amp; Feel<text:bookmark-end text:name="__RefHeading___Toc596_756221402"/></text:h>
      <text:p text:style-name="Text_20_body"><text:tab/><text:span text:style-name="T19">The game will have a cartoon-like appearance while also being more adult at the same time. There will be blood. The game will be top-down at a slight angle, and it will not be grid-based. It will feature a minimalist User Interface, with little clutter, and few sub-menus to get lost in.</text:span></text:p>
      <text:h text:style-name="P26" text:outline-level="1"><text:bookmark-start text:name="__RefHeading___Toc686_1063451293"/>Gameplay and Mechanics<text:bookmark-end text:name="__RefHeading___Toc686_1063451293"/></text:h>
      <text:p text:style-name="Horizontal_20_Line"/>
      <text:h text:style-name="Heading_20_2" text:outline-level="2"><text:bookmark-start text:name="__RefHeading___Toc688_1063451293"/>Gameplay<text:bookmark-end text:name="__RefHeading___Toc688_1063451293"/></text:h>
      <text:h text:style-name="Heading_20_3" text:outline-level="3"><text:bookmark-start text:name="__RefHeading___Toc690_1063451293"/>Game Progression<text:bookmark-end text:name="__RefHeading___Toc690_1063451293"/></text:h>
      <text:p text:style-name="Text_20_body"><text:tab/><text:span text:style-name="T22">Each level will get a little tougher as the player moves through the level select screen. New enemies will attack, and they will come in greater numbers. Each level will last roughly as long as the last, so the actual time it takes to complete a level will not inflate, rather the strategy to be successful will need to evolve. In the boundaries of each level, the player will start off with a relatively empty field waiting to be used to build fortifications, and by the end of the level the player will have built and upgraded those defenses many times. Earlier levels will feature more of a village or hamlet, whereas later levels tend to have larger cities to defend.</text:span></text:p>
      <text:h text:style-name="Heading_20_3" text:outline-level="3"><text:bookmark-start text:name="__RefHeading___Toc692_1063451293"/>Level Structure<text:bookmark-end text:name="__RefHeading___Toc692_1063451293"/></text:h>
      <text:p text:style-name="Text_20_body"><text:tab/><text:span text:style-name="T28">In every level (map) there is a settlement of a certain size. The size of the settlement determines the number of starting citizens the player has to work with. Around the settlement is a relatively empty field sparsely filled with trees, shrubbery, and other obstacles. Also in the field are enemy spawn points, these are located usually at a distance from the settlement. Townsfolk are not visible when they are in the settlement, but when the need arises they can be seen scurrying along the field towards some end.</text:span></text:p>
      <text:h text:style-name="Heading_20_3" text:outline-level="3"><text:bookmark-start text:name="__RefHeading___Toc496_1926722121"/>Objective<text:bookmark-end text:name="__RefHeading___Toc496_1926722121"/></text:h>
      <text:p text:style-name="Text_20_body"><text:tab/><text:span text:style-name="T23">The objective of </text:span><text:span text:style-name="T23"><text:reference-ref text:reference-format="text" text:ref-name="Title">PyTD</text:reference-ref></text:span><text:span text:style-name="T23"> is to prevent enemies from reaching the town by killing them en-route. This objective is fulfilled when all the waves of enemies are survived and they stop their attack.</text:span></text:p>
      <text:p text:style-name="Text_20_body"><text:tab/><text:span text:style-name="T23">The secondary objective is to lose as few townsfolk as possible to obtain a high score.</text:span></text:p>
      <text:h text:style-name="Heading_20_3" text:outline-level="3"><text:bookmark-start text:name="__RefHeading___Toc762_1115031841"/>Play Flow<text:bookmark-end text:name="__RefHeading___Toc762_1115031841"/></text:h>
      <text:p text:style-name="Text_20_body"><text:tab/><text:span text:style-name="T25">At the beginning of every level the player is given starting funds to build the first defenses with, the amount given being dependent on the particular level. There may or may not be prebuilt structures depending again on the particular level. The player is given as much time as he needs to prepare for battle. The player will build defenses by selecting the building they want to buy from a menu, and then placing it on an empty tract of land. Once the player is done setting up defenses, he can initiate the first wave by pressing a button on the UI. In the game world an animation is played that gives a blurb of text saying something to the effect of “Hours pass. Enemies have been sighted in the distance.”</text:span></text:p>
      <text:p text:style-name="P25"><text:soft-page-break/><text:tab/>Enemies will begin to shuffle out of their spawn points and towards the city. Along their path, they will encounter the player's defenses and be damaged by them. When the enemies die, the resources they have dropped will accumulate and the player with use them to build additional towers during the attack. If an enemy manages to slip past the player's defenses and into the city, he will slay some townsfolk, and if townsfolk remain, be slain himself. If all of the townsfolk die and an enemy enters the town, he will kill the defensive commander (the player) and the game will end. After each wave ends, a grace period of 60 seconds is given for the player to fix up his defensive situation. This grace period will be able to be skipped using a UI button, and it will also be configurable from the start menu's options sub-menu.</text:p>
      <text:p text:style-name="P25"><text:tab/>Once the player has successfully defended every wave, the townsfolk will begin to dismantle all of the structures and then return to town. After all of the townsfolk have returned, and all of the structures are dismantled, the score is displayed to the player and achievements are handed out. These achievements have no gameplay value, but can be an incentive to complete particularly difficult challenges for <text:span text:style-name="T26">the</text:span> player. <text:span text:style-name="T27">The player is then returned to the level select screen.</text:span></text:p>
      <text:h text:style-name="P26" text:outline-level="1"><text:bookmark-start text:name="__RefHeading___Toc820_1115031841"/>Artificial Intelligence<text:bookmark-end text:name="__RefHeading___Toc820_1115031841"/></text:h>
      <text:p text:style-name="Horizontal_20_Line"/>
      <text:h text:style-name="Heading_20_2" text:outline-level="2"><text:bookmark-start text:name="__RefHeading___Toc822_1115031841"/>Enemy AI<text:bookmark-end text:name="__RefHeading___Toc822_1115031841"/></text:h>
      <text:p text:style-name="Text_20_body"><text:tab/><text:span text:style-name="T29">The enemy AI is very simple. Every enemy after spawning will be assigned a path to follow. This path consists of points from the enemy's base, to the city, with the last point always being the center of the city (even though the enemy never actually travels to the very center). An angle is followed towards the current point in the list, and once the enemy is within a very short distance from this point, the next point in the list becomes the current point. The angle followed however does not snap to the new point, but rather it slowly transitions until it reaches the desired angle (this causes the enemy to 'overstep' the path a bit, but it is so slight that it is negligible). If the enemy encounters melee resistance along it's path, it will stop to fight the player's warriors. It is of note that the enemy will not attack passing townsfolk. Once the enemy dies or reaches within a short distance of the city center, its AI cycle ends.</text:span></text:p>
      <text:p text:style-name="Text_20_body"/>
      <text:h text:style-name="Heading_20_2" text:outline-level="2"><text:bookmark-start text:name="__RefHeading___Toc916_1115031841"/>Town<text:span text:style-name="T30">s</text:span>folk AI<text:bookmark-end text:name="__RefHeading___Toc916_1115031841"/></text:h>
      <text:p text:style-name="Text_20_body"><text:tab/><text:span text:style-name="T30">The townsfolk begin as just a number on the UI denoting “Townsfolk in City: XX”. When the player requests a building be built, one of them will spawn in at the edge of the city closest to their objective and travel in a straight line towards it. Once construction is complete, they will return to town. If the building requires to be manned however, the villager will remain at the site after construction and man the structure. This behavior can be changed in the options sub-menu. If an enemy dies near a station where a villager resides (the city, or any manned structure or under-construction structure), a villager will spawn to collect the dropped resources. These resources do not need to be delivered to the city to be used, they are simply tallied up in the UI. If a villager runs out to collect a resources, this does not change the status of the structure; If it was manned, it will stay manned even though they are not present. If a building requires more than one villager to be active, the player can request townsfolk to come man it, similarly, the player can request a distance resource be collected. In the case of distant resource retrieval, the villager will not depart the closest station, but rather depart from the city to collect it.</text:span></text:p>
      <text:p text:style-name="Text_20_body"><text:tab/><text:span text:style-name="T31">If a villager is en-route back to the city (jobless) and the player requests something be done, if he is closer to the objective than the city center, he will re-route to complete that objec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style:style>
    <style:style style:name="MP2" style:family="paragraph" style:parent-style-name="Footer">
      <style:paragraph-properties fo:text-align="center" style:justify-single-word="false"/>
      <style:text-properties style:font-name="Times New Roman1"/>
    </style:style>
    <style:style style:name="MT1" style:family="text">
      <style:text-properties officeooo:rsid="0043d35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reference-ref text:reference-format="text" text:ref-name="Title">PyTD</text:reference-ref> - <text:span text:style-name="MT1">Chase Arnold</text:span></text:p>
      </style:header>
      <style:footer>
        <text:p text:style-name="MP2"><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21T22:49:34.220000000</dc:date>
    <meta:editing-duration>PT4H8M27S</meta:editing-duration>
    <meta:editing-cycles>55</meta:editing-cycles>
    <meta:generator>LibreOffice/5.0.3.2$Windows_x86 LibreOffice_project/e5f16313668ac592c1bfb310f4390624e3dbfb75</meta:generator>
    <meta:document-statistic meta:table-count="2" meta:image-count="0" meta:object-count="0" meta:page-count="11" meta:paragraph-count="108" meta:word-count="1992" meta:character-count="11273" meta:non-whitespace-character-count="9366"/>
  </office:meta>
</office:document-meta>
</file>